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4b7a" officeooo:paragraph-rsid="001f4b7a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4b7a" officeooo:paragraph-rsid="001f4b7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f4b7a" officeooo:paragraph-rsid="001f4b7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f4b7a" officeooo:paragraph-rsid="001f4b7a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f60a0" officeooo:paragraph-rsid="001f60a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forme</text:p>
      <text:p text:style-name="P3">Difeencias entre Buzy Waiting y Mutex</text:p>
      <text:p text:style-name="P1"/>
      <text:p text:style-name="P2">Alumno: Sebastian Wilde Alarcón Arenas</text:p>
      <text:p text:style-name="P4"/>
      <text:p text:style-name="P4">Algoritmo de para calcular el número pi con Buzy Waiting:</text:p>
      <text:p text:style-name="P4">void* thread_sum(void*rank)</text:p>
      <text:p text:style-name="P4">{</text:p>
      <text:p text:style-name="P4"><text:tab/>long my_rank=(long) rank;</text:p>
      <text:p text:style-name="P4"><text:tab/>double factor;</text:p>
      <text:p text:style-name="P4"><text:tab/>double my_sum=0.0;</text:p>
      <text:p text:style-name="P4"><text:tab/>long long i;</text:p>
      <text:p text:style-name="P4"><text:tab/>long long my_n=n/thread_count;</text:p>
      <text:p text:style-name="P4"><text:tab/>long long my_first_i = my_n*my_rank;</text:p>
      <text:p text:style-name="P4"><text:tab/>long long my_last_i=my_first_i+my_n;</text:p>
      <text:p text:style-name="P4"><text:tab/>if (my_first_i%2==0) factor=1.0;</text:p>
      <text:p text:style-name="P4"><text:tab/>else factor=-1.0;</text:p>
      <text:p text:style-name="P4"><text:tab/>for (i=my_first_i;i&lt;my_last_i;i++,factor=-factor)</text:p>
      <text:p text:style-name="P4"><text:tab/><text:tab/>my_sum+=factor/(2*i+1);</text:p>
      <text:p text:style-name="P4"><text:tab/>while (flag!=my_rank);</text:p>
      <text:p text:style-name="P4"><text:tab/>printf("Hello from thread %ld of %d \n",my_rank,thread_count);</text:p>
      <text:p text:style-name="P4"><text:tab/>printf("Mi suma %7g\n",my_sum );</text:p>
      <text:p text:style-name="P4"><text:tab/>sum+=my_sum;<text:tab/></text:p>
      <text:p text:style-name="P4"><text:tab/>flag=(flag+1)%thread_count;</text:p>
      <text:p text:style-name="P4"><text:tab/>return NULL;</text:p>
      <text:p text:style-name="P4">}</text:p>
      <text:p text:style-name="P4"/>
      <text:p text:style-name="P4">Algoritmo de para calcular el número pi con Mutex:</text:p>
      <text:p text:style-name="P4">void* thread_sum(void*rank)</text:p>
      <text:p text:style-name="P4">{</text:p>
      <text:p text:style-name="P4"><text:tab/>long my_rank=(long) rank;</text:p>
      <text:p text:style-name="P4"><text:tab/>double factor;</text:p>
      <text:p text:style-name="P4"><text:tab/>double my_sum=0.0;</text:p>
      <text:p text:style-name="P4"><text:tab/>long long i;</text:p>
      <text:p text:style-name="P4"><text:tab/>long long my_n=n/thread_count;</text:p>
      <text:p text:style-name="P4"><text:tab/>long long my_first_i = my_n*my_rank;</text:p>
      <text:p text:style-name="P4"><text:tab/>long long my_last_i=my_first_i+my_n;</text:p>
      <text:p text:style-name="P4"><text:tab/>if (my_first_i%2==0) factor=1.0;</text:p>
      <text:p text:style-name="P4"><text:tab/>else factor=-1.0;</text:p>
      <text:p text:style-name="P4"><text:tab/>for (i=my_first_i;i&lt;my_last_i;i++,factor=-factor)</text:p>
      <text:p text:style-name="P4"><text:tab/><text:tab/>my_sum+=factor/(2*i+1);</text:p>
      <text:p text:style-name="P4"><text:tab/>printf("Hello from thread %ld of %d suma aqui es %7g\n",my_rank,thread_count,my_sum);</text:p>
      <text:p text:style-name="P4"><text:tab/>pthread_mutex_lock(&amp;mutex);</text:p>
      <text:p text:style-name="P4"><text:tab/>sum+=my_sum;</text:p>
      <text:p text:style-name="P4"><text:tab/>pthread_mutex_unlock(&amp;mutex);<text:tab/></text:p>
      <text:p text:style-name="P4"><text:tab/>return NULL;</text:p>
      <text:p text:style-name="P4">}</text:p>
      <text:p text:style-name="P5"><text:span text:style-name="T1">Análisis:</text:span> Entre ambas la más eficiente es Mutex, ya que no hay riesgo que el sistema operativo evite <text:s/>que se cambie los flags y que se quede en un bucle infinito; aparte de ello hay un tiempo muerto por el while además de que en Buzy Waiting empieza desde el primer thread obligándolo a volverse secuencial. Por lo contrario mutex no evita el paralelismo salvo al momento de actualizar la vari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22:44:39.299069172</meta:creation-date>
    <dc:date>2016-09-08T23:14:10.095032063</dc:date>
    <meta:editing-duration>PT14M20S</meta:editing-duration>
    <meta:editing-cycles>1</meta:editing-cycles>
    <meta:document-statistic meta:table-count="0" meta:image-count="0" meta:object-count="0" meta:page-count="1" meta:paragraph-count="45" meta:word-count="200" meta:character-count="1635" meta:non-whitespace-character-count="1405"/>
    <meta:generator>LibreOffice/4.2.8.2$Linux_X86_64 LibreOffice_project/420m0$Build-2</meta:generator>
  </office:meta>
</office:document-meta>
</file>